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add statistical consid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edit stats methodology and init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fill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write conclusion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2021-28-06</text:p>
          </table:table-cell>
          <table:table-cell office:value-type="string" calcext:value-type="string">
            <text:p>write introduction, edit report, finalize github repo, and send to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23:28.30150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8T15:18:19.658842691</dc:date>
    <meta:editing-duration>P1DT2H47M49S</meta:editing-duration>
    <meta:editing-cycles>38</meta:editing-cycles>
    <meta:generator>LibreOffice/6.0.7.3$Linux_X86_64 LibreOffice_project/00m0$Build-3</meta:generator>
    <meta:document-statistic meta:table-count="1" meta:cell-count="39" meta:object-count="0"/>
  </office:meta>
</office:document-meta>
</file>